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T1" style:family="text">
      <style:text-properties officeooo:rsid="00125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 edX Platform</text:p>
      <text:p text:style-name="P1"/>
      <text:p text:style-name="P1">I. <text:s/>Tổng quan:</text:p>
      <text:p text:style-name="P1">- OpenedX là nền tảng để biên soạn và phân phối khóa học trực tuyến ở nhiều quy mô khác nhau. Nó được viết bằng Python <text:span text:style-name="T1">+ Javascript và dùng Django làm framwork chính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7:15:38.261040353</meta:creation-date>
    <dc:date>2025-09-05T17:50:01.899624829</dc:date>
    <meta:editing-duration>PT31M5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40" meta:character-count="198" meta:non-whitespace-character-count="159"/>
  </office:meta>
</office:document-meta>
</file>